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F00000427B5995B45F4C0760F.png" manifest:media-type="image/png"/>
  <manifest:file-entry manifest:full-path="Pictures/10000001000001F20000023FD2E78FD2E9065BDB.png" manifest:media-type="image/png"/>
  <manifest:file-entry manifest:full-path="Pictures/100000010000017C000000B3B49834239C7A9B85.png" manifest:media-type="image/png"/>
  <manifest:file-entry manifest:full-path="Pictures/10000001000000F3000002ABDAA825F4CDCA90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56cm" fo:min-width="5.16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56cm" fo:min-width="3.23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56cm" fo:min-width="3.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56cm" fo:min-width="1.46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56cm" fo:min-width="3.45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ffff" draw:marker-end="Arrowheads_20_1" draw:marker-end-width="0.152cm" draw:fill="none" draw:textarea-vertical-align="middle"/>
    </style:style>
    <style:style style:name="gr8" style:family="graphic" style:parent-style-name="standard">
      <style:graphic-properties svg:stroke-width="0.051cm" svg:stroke-color="#ffffff" draw:marker-start-width="0.279cm" draw:marker-end-width="0.279cm" draw:fill="none" draw:textarea-horizontal-align="justify" draw:textarea-vertical-align="middle" draw:auto-grow-height="false" fo:min-height="0.271cm" fo:min-width="2.88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ouble_20_Dash" svg:stroke-width="0cm" svg:stroke-color="#ffffff" draw:marker-start-width="0.203cm" draw:marker-end-width="0.203cm" draw:fill="none" draw:textarea-horizontal-align="justify" draw:textarea-vertical-align="middle" draw:auto-grow-height="false" fo:min-height="2.835cm" fo:min-width="5.42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Double_20_Dash" svg:stroke-width="0cm" svg:stroke-color="#ffffff" draw:marker-start-width="0.203cm" draw:marker-end-width="0.203cm" draw:fill="none" draw:textarea-horizontal-align="justify" draw:textarea-vertical-align="middle" draw:auto-grow-height="false" fo:min-height="4.374cm" fo:min-width="5.47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" style:family="graphic" style:parent-style-name="standard">
      <style:graphic-properties draw:stroke="dash" draw:stroke-dash="Double_20_Dash" svg:stroke-width="0cm" svg:stroke-color="#ffffff" draw:marker-start-width="0.203cm" draw:marker-end-width="0.203cm" draw:fill="none" draw:textarea-horizontal-align="justify" draw:textarea-vertical-align="middle" draw:auto-grow-height="false" fo:min-height="1.441cm" fo:min-width="3.695cm" fo:padding-top="0.125cm" fo:padding-bottom="0.125cm" fo:padding-left="0.25cm" fo:padding-right="0.2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8pt" fo:font-weight="bold"/>
    </style:style>
    <style:style style:name="P4" style:family="paragraph">
      <loext:graphic-properties draw:fill-color="#ffffff"/>
    </style:style>
    <style:style style:name="T1" style:family="text">
      <style:text-properties fo:color="#ffffff" loext:opacity="100%"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158cm" svg:height="14.501cm" svg:x="0.257cm" svg:y="0.635cm">
          <draw:image xlink:href="Pictures/10000001000000F3000002ABDAA825F4CDCA9074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3.29cm" svg:x="5.715cm" svg:y="0.52cm">
          <draw:image xlink:href="Pictures/100000010000017C000000B3B49834239C7A9B85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10.265cm" svg:x="5.715cm" svg:y="4.445cm">
          <draw:image xlink:href="Pictures/10000001000001F20000023FD2E78FD2E9065BDB.png" xlink:type="simple" xlink:show="embed" xlink:actuate="onLoad" draw:mime-type="image/png">
            <text:p/>
          </draw:image>
        </draw:frame>
        <draw:custom-shape draw:style-name="gr2" draw:text-style-name="P2" draw:layer="layout" svg:width="5.715cm" svg:height="0.356cm" svg:x="5.415cm" svg:y="0.63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3.78cm" svg:height="0.356cm" svg:x="7.015cm" svg:y="6.23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4.45cm" svg:height="0.356cm" svg:x="7.215cm" svg:y="6.83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2.01cm" svg:height="0.356cm" svg:x="7.515cm" svg:y="8.93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2.01cm" svg:height="0.356cm" svg:x="11.315cm" svg:y="0.635cm">
          <text:p/>
          <draw:enhanced-geometry svg:viewBox="0 0 21600 21600" draw:mirror-vertical="true" draw:type="rectangle" draw:enhanced-path="M 0 0 L 21600 0 21600 21600 0 21600 0 0 Z N"/>
        </draw:custom-shape>
        <draw:frame draw:style-name="gr1" draw:text-style-name="P1" draw:layer="layout" svg:width="9.132cm" svg:height="15.193cm" svg:x="18.192cm" svg:y="0.547cm">
          <draw:image xlink:href="Pictures/100000010000027F00000427B5995B45F4C0760F.png" xlink:type="simple" xlink:show="embed" xlink:actuate="onLoad" draw:mime-type="image/png">
            <text:p/>
          </draw:image>
        </draw:frame>
        <draw:custom-shape draw:style-name="gr6" draw:text-style-name="P2" draw:layer="layout" svg:width="4cm" svg:height="0.356cm" svg:x="20.13cm" svg:y="2.114cm">
          <text:p/>
          <draw:enhanced-geometry svg:viewBox="0 0 21600 21600" draw:mirror-vertical="true" draw:type="rectangle" draw:enhanced-path="M 0 0 L 21600 0 21600 21600 0 21600 0 0 Z N"/>
        </draw:custom-shape>
        <draw:line draw:style-name="gr7" draw:text-style-name="P2" draw:layer="layout" svg:x1="9.525cm" svg:y1="9.291cm" svg:x2="23.495cm" svg:y2="2.54cm">
          <text:p/>
        </draw:line>
        <draw:custom-shape draw:style-name="gr8" draw:text-style-name="P2" draw:layer="layout" svg:width="3.43cm" svg:height="0.571cm" svg:x="19.43cm" svg:y="6.51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2" draw:layer="layout" svg:width="5.97cm" svg:height="3.135cm" svg:x="19.13cm" svg:y="3.21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2" draw:layer="layout" svg:width="5.97cm" svg:height="4.624cm" svg:x="19.13cm" svg:y="10.816cm">
          <text:p/>
          <draw:enhanced-geometry svg:viewBox="0 0 21600 21600" draw:mirror-vertical="true" draw:type="rectangle" draw:enhanced-path="M 0 0 L 21600 0 21600 21600 0 21600 0 0 Z N"/>
        </draw:custom-shape>
        <draw:frame draw:style-name="gr11" draw:text-style-name="P3" draw:layer="layout" svg:width="7.618cm" svg:height="0.635cm" svg:x="5.715cm" svg:y="0cm">
          <draw:text-box>
            <text:p><text:span text:style-name="T1">c</text:span><text:span text:style-name="T1">l</text:span><text:span text:style-name="T1">a</text:span><text:span text:style-name="T1">i</text:span><text:span text:style-name="T1">m</text:span><text:span text:style-name="T1">_</text:span><text:span text:style-name="T1">p</text:span><text:span text:style-name="T1">o</text:span><text:span text:style-name="T1">s</text:span><text:span text:style-name="T1">t</text:span><text:span text:style-name="T1">g</text:span><text:span text:style-name="T1">r</text:span><text:span text:style-name="T1">e</text:span><text:span text:style-name="T1">s</text:span><text:span text:style-name="T1">.</text:span><text:span text:style-name="T1">y</text:span><text:span text:style-name="T1">a</text:span><text:span text:style-name="T1">m</text:span><text:span text:style-name="T1">l</text:span></text:p>
          </draw:text-box>
        </draw:frame>
        <draw:frame draw:style-name="gr11" draw:text-style-name="P3" draw:layer="layout" svg:width="7.618cm" svg:height="0.635cm" svg:x="5.715cm" svg:y="3.901cm">
          <draw:text-box>
            <text:p><text:span text:style-name="T1">xrd_postgres.yaml</text:span></text:p>
          </draw:text-box>
        </draw:frame>
        <draw:frame draw:style-name="gr11" draw:text-style-name="P3" draw:layer="layout" svg:width="7.618cm" svg:height="0.635cm" svg:x="18.315cm" svg:y="0.002cm">
          <draw:text-box>
            <text:p><text:span text:style-name="T1">x_</text:span><text:span text:style-name="T1">po</text:span><text:span text:style-name="T1">stg</text:span><text:span text:style-name="T1">res</text:span><text:span text:style-name="T1">.ya</text:span><text:span text:style-name="T1">ml</text:span></text:p>
          </draw:text-box>
        </draw:frame>
        <draw:custom-shape draw:style-name="gr4" draw:text-style-name="P2" draw:layer="layout" svg:width="4.45cm" svg:height="0.356cm" svg:x="7.215cm" svg:y="7.835cm">
          <text:p/>
          <draw:enhanced-geometry svg:viewBox="0 0 21600 21600" draw:mirror-vertical="true" draw:type="rectangle" draw:enhanced-path="M 0 0 L 21600 0 21600 21600 0 21600 0 0 Z N"/>
        </draw:custom-shape>
        <draw:line draw:style-name="gr7" draw:text-style-name="P2" draw:layer="layout" svg:x1="9.43cm" svg:y1="7.886cm" svg:x2="8.255cm" svg:y2="1.27cm">
          <text:p/>
        </draw:line>
        <draw:custom-shape draw:style-name="gr4" draw:text-style-name="P2" draw:layer="layout" svg:width="4.45cm" svg:height="0.356cm" svg:x="6.615cm" svg:y="0.935cm">
          <text:p/>
          <draw:enhanced-geometry svg:viewBox="0 0 21600 21600" draw:mirror-vertical="true" draw:type="rectangle" draw:enhanced-path="M 0 0 L 21600 0 21600 21600 0 21600 0 0 Z N"/>
        </draw:custom-shape>
        <draw:line draw:style-name="gr7" draw:text-style-name="P2" draw:layer="layout" svg:x1="11.43cm" svg:y1="6.835cm" svg:x2="19.685cm" svg:y2="2.77cm">
          <text:p/>
        </draw:line>
        <draw:custom-shape draw:style-name="gr6" draw:text-style-name="P2" draw:layer="layout" svg:width="4cm" svg:height="0.356cm" svg:x="19.43cm" svg:y="2.414cm">
          <text:p/>
          <draw:enhanced-geometry svg:viewBox="0 0 21600 21600" draw:mirror-vertical="true" draw:type="rectangle" draw:enhanced-path="M 0 0 L 21600 0 21600 21600 0 21600 0 0 Z N"/>
        </draw:custom-shape>
        <draw:line draw:style-name="gr7" draw:text-style-name="P2" draw:layer="layout" svg:x1="10.825cm" svg:y1="6.392cm" svg:x2="20.32cm" svg:y2="2.114cm">
          <text:p/>
        </draw:line>
        <draw:custom-shape draw:style-name="gr12" draw:text-style-name="P2" draw:layer="layout" svg:width="4.195cm" svg:height="1.691cm" svg:x="1.105cm" svg:y="10.35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9T13:46:10.147742930</meta:creation-date>
    <dc:date>2024-12-29T18:57:22.356924850</dc:date>
    <meta:editing-duration>PT4H8M11S</meta:editing-duration>
    <meta:editing-cycles>12</meta:editing-cycles>
    <meta:generator>LibreOffice/7.3.7.2$Linux_X86_64 LibreOffice_project/30$Build-2</meta:generator>
    <meta:document-statistic meta:object-count="47"/>
  </office:meta>
</office:document-meta>
</file>